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8f041" officeooo:paragraph-rsid="0008f041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paragraph-properties fo:margin-top="0cm" fo:margin-bottom="0cm" loext:contextual-spacing="false"/>
      <style:text-properties officeooo:rsid="0009d066" officeooo:paragraph-rsid="0009d066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f041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120</text:span>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El código de mi programa <text:span text:style-name="T2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#include &lt;stdio.h&gt;</text:p>
            <text:p text:style-name="P9">#include &lt;stdlib.h&gt;</text:p>
            <text:p text:style-name="P9">#include &lt;string.h&gt;</text:p>
            <text:p text:style-name="P9">#include &lt;sys/types.h&gt;</text:p>
            <text:p text:style-name="P9">#include &lt;sys/stat.h&gt;</text:p>
            <text:p text:style-name="P9">#include &lt;fcntl.h&gt;</text:p>
            <text:p text:style-name="P9">#include &lt;unistd.h&gt;</text:p>
            <text:p text:style-name="P9">#include &lt;signal.h&gt;</text:p>
            <text:p text:style-name="P9"/>
            <text:p text:style-name="P9">//Constantes</text:p>
            <text:p text:style-name="P9">#define longnombre 50</text:p>
            <text:p text:style-name="P9"/>
            <text:p text:style-name="P9">//Manejador de senal</text:p>
            <text:p text:style-name="P9">void mimanejador(int senial){</text:p>
            <text:p text:style-name="P9"><text:s text:c="8"/>int estado;</text:p>
            <text:p text:style-name="P9"><text:s text:c="8"/>wait(&amp;estado);</text:p>
            <text:p text:style-name="P9">}</text:p>
            <text:p text:style-name="P9"/>
            <text:p text:style-name="P9">//Punto de entrada al programa</text:p>
            <text:p text:style-name="P9">int main(int argc, char* argv[]){</text:p>
            <text:p text:style-name="P9"/>
            <text:p text:style-name="P9"><text:s text:c="8"/>//Declaracion de variables</text:p>
            <text:p text:style-name="P9"><text:s text:c="8"/>int fdfifo_e, fdfifo_s, fdfifo_proxy;</text:p>
            <text:p text:style-name="P9"><text:s text:c="8"/>char peticion[10];</text:p>
            <text:p text:style-name="P9"><text:s text:c="8"/>char nombrefifo_proxy[longnombre];</text:p>
            <text:p text:style-name="P9"><text:s text:c="8"/>char nombrefifo_e[longnombre], nombrefifo_s[longnombre];</text:p>
            <text:p text:style-name="P9"><text:s text:c="8"/>size_t bytesleidos;</text:p>
            <text:p text:style-name="P9"><text:s text:c="8"/>pid_t pid;</text:p>
            <text:p text:style-name="P9"/>
            <text:p text:style-name="P9"><text:s text:c="8"/>if(argc!=2){</text:p>
            <text:p text:style-name="P9"><text:s text:c="16"/>printf("Modo de uso: %s &lt;nombrefifo&gt;\n", argv[0]);</text:p>
            <text:p text:style-name="P9"><text:s text:c="16"/>exit(EXIT_FAILURE);</text:p>
            <text:p text:style-name="P9"><text:s text:c="8"/>}</text:p>
            <text:p text:style-name="P9"/>
            <text:p text:style-name="P9"><text:s text:c="8"/>//Pone el manejador para la senal SIGHLD.</text:p>
            <text:p text:style-name="P9"><text:s text:c="8"/>signal(SIGCHLD, mimanejador);</text:p>
            <text:p text:style-name="P9"/>
            <text:p text:style-name="P9"><text:s text:c="8"/>umask(0);</text:p>
            <text:p text:style-name="P9"/>
            <text:p text:style-name="P9"><text:s text:c="8"/>//Creamos el archivo de bloqueo</text:p>
            <text:p text:style-name="P9"><text:s text:c="8"/>if( creat("bloqueo", S_IRWXU) &lt; 0){</text:p>
            <text:p text:style-name="P9"><text:s text:c="16"/>perror("Error al crear el archivo de bloqueo\n");</text:p>
            <text:p text:style-name="P9"><text:s text:c="16"/>exit(EXIT_FAILURE);</text:p>
            <text:p text:style-name="P9"><text:s text:c="8"/>} <text:s text:c="6"/></text:p>
            <text:p text:style-name="P9"><text:s text:c="8"/></text:p>
            <text:p text:style-name="P9"><text:s text:c="8"/>//Generar los nombres de los archivos fifo de entrada y de salida</text:p>
            <text:p text:style-name="P9"><text:s text:c="8"/>sprintf(nombrefifo_e, "%se", argv[1]);</text:p>
            <text:p text:style-name="P9"><text:s text:c="8"/>sprintf(nombrefifo_s, "%ss", argv[1]);</text:p>
            <text:p text:style-name="P9"/>
            <text:p text:style-name="P9"><text:s text:c="8"/>//Borramos los archivos de los cauces (si existieran previamente)</text:p>
            <text:p text:style-name="P9"><text:s text:c="8"/>unlink(nombrefifo_e);</text:p>
            <text:p text:style-name="P9"><text:soft-page-break/><text:s text:c="8"/>unlink(nombrefifo_s);</text:p>
            <text:p text:style-name="P9"/>
            <text:p text:style-name="P9"><text:s text:c="8"/>//Crear los cauces de entrada y de salida</text:p>
            <text:p text:style-name="P9"><text:s text:c="8"/>if (mkfifo(nombrefifo_e, S_IRWXU) &lt; 0){</text:p>
            <text:p text:style-name="P9"><text:s text:c="16"/>perror("Error al crear el cauce de entrada\n");</text:p>
            <text:p text:style-name="P9"><text:s text:c="16"/>exit(EXIT_FAILURE);</text:p>
            <text:p text:style-name="P9"><text:s text:c="8"/>}</text:p>
            <text:p text:style-name="P9"><text:s text:c="8"/>if (mkfifo(nombrefifo_s, S_IRWXU) &lt; 0){</text:p>
            <text:p text:style-name="P9"><text:s text:c="16"/>perror("Error al crear el cauce de salida\n");</text:p>
            <text:p text:style-name="P9"><text:s text:c="16"/>exit(EXIT_FAILURE);</text:p>
            <text:p text:style-name="P9"><text:s text:c="8"/>}</text:p>
            <text:p text:style-name="P9"><text:s text:c="8"/></text:p>
            <text:p text:style-name="P9"><text:s text:c="8"/>// abrir los cauces de entrada y de salida</text:p>
            <text:p text:style-name="P9"><text:s text:c="8"/>if ((fdfifo_e = open(nombrefifo_e,O_RDWR)) &lt; 0){</text:p>
            <text:p text:style-name="P9"><text:s text:c="16"/>perror("Error al abrir el fifo de entrada\n");</text:p>
            <text:p text:style-name="P9"><text:s text:c="16"/>exit(EXIT_FAILURE);</text:p>
            <text:p text:style-name="P9"><text:s text:c="8"/>}</text:p>
            <text:p text:style-name="P9"/>
            <text:p text:style-name="P9"><text:s text:c="8"/>if ((fdfifo_s = open(nombrefifo_s,O_RDWR)) &lt; 0){</text:p>
            <text:p text:style-name="P9"><text:s text:c="16"/>perror("Error al abrir el fifo de salida\n");</text:p>
            <text:p text:style-name="P9"><text:s text:c="16"/>exit(EXIT_FAILURE);</text:p>
            <text:p text:style-name="P9"><text:s text:c="8"/>}</text:p>
            <text:p text:style-name="P9"><text:s text:c="8"/></text:p>
            <text:p text:style-name="P9"><text:s text:c="8"/>while(1) {</text:p>
            <text:p text:style-name="P9"/>
            <text:p text:style-name="P9"><text:s text:c="16"/>bytesleidos = read(fdfifo_e, &amp;peticion, 10);</text:p>
            <text:p text:style-name="P9"><text:s text:c="16"/>printf("Peticion recibida\n");</text:p>
            <text:p text:style-name="P9"/>
            <text:p text:style-name="P9"><text:s text:c="16"/>if((pid=fork()) &lt; 0 ) {</text:p>
            <text:p text:style-name="P9"><text:s text:c="16"/></text:p>
            <text:p text:style-name="P9"><text:s text:c="24"/>perror("Error en el fork\n");</text:p>
            <text:p text:style-name="P9"><text:s text:c="24"/>exit(EXIT_FAILURE);</text:p>
            <text:p text:style-name="P9"><text:s text:c="16"/></text:p>
            <text:p text:style-name="P9"><text:s text:c="16"/>} else if(pid == 0) { <text:s text:c="2"/></text:p>
            <text:p text:style-name="P9"/>
            <text:p text:style-name="P9"><text:s text:c="24"/>//El hijo que sera el proxy </text:p>
            <text:p text:style-name="P9"><text:s text:c="24"/>pid = getpid();</text:p>
            <text:p text:style-name="P9"><text:s text:c="24"/>sprintf (nombrefifo_proxy, "fifo.%d", pid);</text:p>
            <text:p text:style-name="P9"><text:s text:c="24"/></text:p>
            <text:p text:style-name="P9"><text:s text:c="24"/>//El hijo crea el fifo para comunicarse con el cliente</text:p>
            <text:p text:style-name="P9"><text:s text:c="24"/>if(mkfifo(nombrefifo_proxy, S_IRWXU) <text:s/>&lt; 0){</text:p>
            <text:p text:style-name="P9"><text:s text:c="32"/>perror("Error en mkfifo al crear el cauce de entrada\n");</text:p>
            <text:p text:style-name="P9"><text:s text:c="32"/>exit(EXIT_FAILURE);</text:p>
            <text:p text:style-name="P9"><text:s text:c="24"/>}</text:p>
            <text:p text:style-name="P9"/>
            <text:p text:style-name="P9"><text:s text:c="24"/>//Se envia el pid del proxy al cliente</text:p>
            <text:p text:style-name="P9"><text:s text:c="24"/>printf("Enviando el pid del proxy %d al cliene\n", pid);</text:p>
            <text:p text:style-name="P9"><text:s text:c="24"/>if(write(fdfifo_s, &amp;pid, sizeof(pid)) != sizeof(pid)) {</text:p>
            <text:p text:style-name="P9"><text:s text:c="32"/>perror("Error al escribir el pid del proxy en el fifo de salida\n");</text:p>
            <text:p text:style-name="P9"><text:s text:c="32"/>exit(EXIT_FAILURE);</text:p>
            <text:p text:style-name="P9"><text:s text:c="24"/>}</text:p>
            <text:p text:style-name="P9"/>
            <text:p text:style-name="P9"><text:s text:c="24"/>//Abre el fifo en modo solo lectura para recibir datos del cliente</text:p>
            <text:p text:style-name="P9"><text:s text:c="24"/>if ((fdfifo_proxy = open(nombrefifo_proxy, O_RDONLY)) &lt; 0) {</text:p>
            <text:p text:style-name="P9"><text:soft-page-break/><text:s text:c="32"/>perror("Error al abrir el archivo fifo del proxy\n");</text:p>
            <text:p text:style-name="P9"><text:s text:c="32"/>exit(EXIT_FAILURE);</text:p>
            <text:p text:style-name="P9"><text:s text:c="24"/>}</text:p>
            <text:p text:style-name="P9"><text:s text:c="24"/></text:p>
            <text:p text:style-name="P9"><text:s text:c="24"/>//Redireccionamos la entrada estándar al fifo del proxy</text:p>
            <text:p text:style-name="P9"><text:s text:c="24"/>dup2(fdfifo_proxy, STDIN_FILENO);</text:p>
            <text:p text:style-name="P9"><text:s text:c="24"/></text:p>
            <text:p text:style-name="P9"><text:s text:c="24"/>//Ejecutamos el proxy que lee de la entrada estandar y almacena los datos en los archivo temporal, </text:p>
            <text:p text:style-name="P9"><text:s text:c="24"/>//lee del archivo temporal e imprime en pantalla, al final libera el cerrojo de pantalla</text:p>
            <text:p text:style-name="P9"><text:s text:c="24"/>execlp("./proxy", "proxy", NULL);</text:p>
            <text:p text:style-name="P9"/>
            <text:p text:style-name="P9"><text:s text:c="24"/>//Si no pasa al codigo del proxy es que ha dado error, asi que lo pintamos</text:p>
            <text:p text:style-name="P9"><text:s text:c="24"/>perror("Error al ejecutar el proxy");</text:p>
            <text:p text:style-name="P9"><text:s text:c="24"/>exit(EXIT_FAILURE);</text:p>
            <text:p text:style-name="P9"/>
            <text:p text:style-name="P9"><text:s text:c="16"/>}</text:p>
            <text:p text:style-name="P9"><text:s text:c="16"/></text:p>
            <text:p text:style-name="P9"><text:s text:c="8"/>}</text:p>
            <text:p text:style-name="P9"/>
            <text:p text:style-name="P9"><text:s text:c="8"/>exit(EXIT_SUCCESS);</text:p>
            <text:p text:style-name="P9"><text:s text:c="8"/></text:p>
            <text:p text:style-name="P9">}</text:p>
          </table:table-cell>
        </table:table-row>
      </table:table>
      <text:p text:style-name="Standard"/>
      <text:p text:style-name="Standard">El código de mi programa <text:span text:style-name="T2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#include &lt;stdio.h&gt;</text:p>
            <text:p text:style-name="P9">#include &lt;stdlib.h&gt;</text:p>
            <text:p text:style-name="P9">#include &lt;unistd.h&gt; </text:p>
            <text:p text:style-name="P9">#include &lt;fcntl.h&gt;</text:p>
            <text:p text:style-name="P9"/>
            <text:p text:style-name="P9">//Constantes</text:p>
            <text:p text:style-name="P9">#define tamano 1024</text:p>
            <text:p text:style-name="P9"/>
            <text:p text:style-name="P9">void bloqueodesbloqueo(int dbloqueo, int orden) {</text:p>
            <text:p text:style-name="P9"/>
            <text:p text:style-name="P9"><text:s text:c="8"/>struct flock cerrojo;</text:p>
            <text:p text:style-name="P9"><text:s text:c="8"/></text:p>
            <text:p text:style-name="P9"><text:s text:c="8"/>//Inicializamos el cerrojo para bloquear todo el archivo</text:p>
            <text:p text:style-name="P9"><text:s text:c="8"/>cerrojo.l_type= orden;</text:p>
            <text:p text:style-name="P9"><text:s text:c="8"/>cerrojo.l_whence= SEEK_SET;</text:p>
            <text:p text:style-name="P9"><text:s text:c="8"/>cerrojo.l_start= 0;</text:p>
            <text:p text:style-name="P9"><text:s text:c="8"/>cerrojo.l_len = 0;</text:p>
            <text:p text:style-name="P9"/>
            <text:p text:style-name="P9"><text:s text:c="8"/>//Si vamos a bloquearlo y ya lo esta, entonces el proceso duerme</text:p>
            <text:p text:style-name="P9"><text:s text:c="8"/>if (fcntl(dbloqueo, F_SETLKW, &amp;cerrojo) == -1) {</text:p>
            <text:p text:style-name="P9"><text:s text:c="16"/>perror ("Proxy: problemas al bloquear para impresion");</text:p>
            <text:p text:style-name="P9"><text:s text:c="16"/>exit(EXIT_FAILURE);</text:p>
            <text:p text:style-name="P9"><text:s text:c="8"/>}</text:p>
            <text:p text:style-name="P9">}</text:p>
            <text:p text:style-name="P9"/>
            <text:p text:style-name="P9">//Punto de entrada al programa</text:p>
            <text:p text:style-name="P9"><text:soft-page-break/>int main(int argc, char* argv[]){</text:p>
            <text:p text:style-name="P9"/>
            <text:p text:style-name="P9"><text:s text:c="8"/>//Declaracion de variables</text:p>
            <text:p text:style-name="P9"><text:s text:c="8"/>char bufer[tamano];</text:p>
            <text:p text:style-name="P9"><text:s text:c="8"/>FILE* fdtmp;</text:p>
            <text:p text:style-name="P9"><text:s text:c="8"/>size_t bytesleidos;</text:p>
            <text:p text:style-name="P9"><text:s text:c="8"/>char nombrefifo[50];</text:p>
            <text:p text:style-name="P9"><text:s text:c="8"/>int fdbloqueo;</text:p>
            <text:p text:style-name="P9"><text:s text:c="8"/></text:p>
            <text:p text:style-name="P9"><text:s text:c="8"/>if ((fdbloqueo = open("bloqueo", O_RDWR)) &lt; 0){</text:p>
            <text:p text:style-name="P9"><text:s text:c="16"/>perror("Error al abrir el archivo de bloqueo\n");</text:p>
            <text:p text:style-name="P9"><text:s text:c="16"/>exit(EXIT_FAILURE);</text:p>
            <text:p text:style-name="P9"><text:s text:c="8"/>}</text:p>
            <text:p text:style-name="P9"><text:s text:c="8"/></text:p>
            <text:p text:style-name="P9"><text:s text:c="8"/>//Creacion del archivo temporal</text:p>
            <text:p text:style-name="P9"><text:s text:c="8"/>if ((fdtmp = tmpfile()) == NULL){</text:p>
            <text:p text:style-name="P9"><text:s text:c="16"/>perror("Error en tmpfile: ");</text:p>
            <text:p text:style-name="P9"><text:s text:c="16"/>exit(EXIT_FAILURE);</text:p>
            <text:p text:style-name="P9"><text:s text:c="8"/>}</text:p>
            <text:p text:style-name="P9"><text:s text:c="8"/></text:p>
            <text:p text:style-name="P9"><text:s text:c="8"/>//Leer desde la entrada estandar y almacenar los datos leidos en el archivo temporal antes creado</text:p>
            <text:p text:style-name="P9"><text:s text:c="8"/>while ((bytesleidos=read(STDIN_FILENO, &amp;bufer, tamano)) &gt; 0){</text:p>
            <text:p text:style-name="P9"><text:s text:c="16"/>if(fwrite(&amp;bufer, 1, bytesleidos, fdtmp) != bytesleidos){</text:p>
            <text:p text:style-name="P9"><text:s text:c="24"/>perror("Error en fwrite\n");</text:p>
            <text:p text:style-name="P9"><text:s text:c="24"/>exit(EXIT_FAILURE);</text:p>
            <text:p text:style-name="P9"><text:s text:c="16"/>}</text:p>
            <text:p text:style-name="P9"><text:s text:c="8"/>}</text:p>
            <text:p text:style-name="P9"/>
            <text:p text:style-name="P9"><text:s text:c="8"/>//Volvemos al inicio del descriptor del archivo</text:p>
            <text:p text:style-name="P9"><text:s text:c="8"/>rewind(fdtmp); <text:s/></text:p>
            <text:p text:style-name="P9"><text:s text:c="8"/></text:p>
            <text:p text:style-name="P9"><text:s text:c="8"/>//Obtener cerrojo para imprimir en pantalla</text:p>
            <text:p text:style-name="P9"><text:s text:c="8"/>bloqueodesbloqueo(fdbloqueo, F_WRLCK);</text:p>
            <text:p text:style-name="P9"><text:s text:c="8"/>while((bytesleidos = fread(&amp;bufer, 1, tamano,fdtmp)) &gt; 0){</text:p>
            <text:p text:style-name="P9"><text:s text:c="16"/>printf("%s", bufer);</text:p>
            <text:p text:style-name="P9"><text:s text:c="8"/>}</text:p>
            <text:p text:style-name="P9"/>
            <text:p text:style-name="P9"><text:s text:c="8"/>//Desbloqueamos</text:p>
            <text:p text:style-name="P9"><text:s text:c="8"/>bloqueodesbloqueo(fdbloqueo, F_UNLCK);</text:p>
            <text:p text:style-name="P9"><text:s text:c="8"/>fclose(fdtmp);</text:p>
            <text:p text:style-name="P9"/>
            <text:p text:style-name="P9"><text:s text:c="8"/>//La eliminacion del archivo temporal es automatica </text:p>
            <text:p text:style-name="P9"><text:s text:c="8"/></text:p>
            <text:p text:style-name="P9"><text:s text:c="8"/>//Eliminamos el archivo fifo antes creado</text:p>
            <text:p text:style-name="P9"><text:s text:c="8"/>sprintf(nombrefifo, "fifo.%d", getpid());</text:p>
            <text:p text:style-name="P9"><text:s text:c="8"/>unlink(nombrefifo);</text:p>
            <text:p text:style-name="P9"/>
            <text:p text:style-name="P9"><text:s text:c="8"/>exit(EXIT_SUCCESS);</text:p>
            <text:p text:style-name="P9"/>
            <text:p text:style-name="P9"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6-01-16T16:55:37.066217955</dc:date>
    <meta:print-date>2011-10-06T10:39:21</meta:print-date>
    <meta:editing-cycles>188</meta:editing-cycles>
    <meta:editing-duration>PT21H54M47S</meta:editing-duration>
    <meta:document-statistic meta:table-count="8" meta:image-count="1" meta:object-count="0" meta:page-count="5" meta:paragraph-count="188" meta:word-count="748" meta:character-count="7410" meta:non-whitespace-character-count="4812"/>
    <meta:user-defined meta:name="Información 1"/>
    <meta:user-defined meta:name="Información 2"/>
    <meta:user-defined meta:name="Información 3"/>
    <meta:user-defined meta:name="Información 4"/>
  </office:meta>
</office:document-meta>
</file>